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AbstractGreen-title">
      <style:graphic-properties draw:auto-grow-height="true"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notes">
      <style:graphic-properties draw:fill-color="#ffffff" draw:auto-grow-height="true" fo:min-height="1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1"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s </meta:initial-creator>
    <meta:creation-date>2014-08-29T18:28:49.920874014</meta:creation-date>
    <dc:date>2014-08-29T18:34:55.882916168</dc:date>
    <dc:creator>ms </dc:creator>
    <meta:editing-duration>P0D</meta:editing-duration>
    <meta:editing-cycles>1</meta:editing-cycles>
    <meta:document-statistic meta:object-count="41"/>
    <meta:generator>LibreOffice/4.2.6.2$Linux_X86_64 LibreOffice_project/420$Build-2</meta:generator>
  </office:meta>
</office:document-meta>
</file>